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Tim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tantTimerGui.error( Exception e , JComponent thro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imer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antTimerGui.modifyTestElement( TestElement ti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antTimerGui.ConstantTim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im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antTim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im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